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stremità_20_linea_20_1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stremità_20_linea_20_4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Estremità_20_linea_20_5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8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1.7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marker-end="Estremità_20_linea_20_2" draw:marker-end-width="0.3cm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marker-end="Estremità_20_linea_20_1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stremità_20_linea_20_3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Estremità_20_linea_20_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stremità_20_linea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stremità_20_linea_20_12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stremità_20_linea_20_16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stremità_20_linea_20_1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stremità_20_linea_20_19" draw:marker-end-width="0.3cm" draw:fill="none" draw:textarea-vertical-align="middle" loext:decorative="false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47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48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4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2.489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48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328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328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328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328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.846cm" loext:decorative="false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2.489cm" loext:decorative="false"/>
      <style:paragraph-properties style:writing-mode="lr-tb"/>
    </style:style>
    <style:style style:name="gr31" style:family="graphic" style:parent-style-name="objectwithoutfill">
      <style:graphic-properties draw:marker-end="Estremità_20_linea_20_21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stremità_20_linea_20_22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Estremità_20_linea_20_23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Estremità_20_linea_20_24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Estremità_20_linea_20_25" draw:marker-end-width="0.3cm" draw:fill="none" draw:textarea-vertical-align="middle" loext:decorative="false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.846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5cm" fo:min-width="0.846cm" loext:decorative="false"/>
      <style:paragraph-properties style:writing-mode="lr-tb"/>
    </style:style>
    <style:style style:name="gr38" style:family="graphic" style:parent-style-name="objectwithoutfill">
      <style:graphic-properties draw:marker-end="Estremità_20_linea_20_26" draw:marker-end-width="0.3cm" draw:fill="none" draw:textarea-vertical-align="middle" loext:decorative="fals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2.153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2.153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2.153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2.153cm" loext:decorative="false"/>
      <style:paragraph-properties style:writing-mode="lr-tb"/>
    </style:style>
    <style:style style:name="gr43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75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  <style:text-properties fo:color="#ff0000" loext:opacity="100%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/>
    </style:style>
    <style:style style:name="P6" style:family="paragraph">
      <loext:graphic-properties draw:fill="none"/>
      <style:paragraph-properties fo:text-align="center"/>
      <style:text-properties fo:color="#ff0000" loext:opacity="100%" fo:font-size="16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1cm" svg:height="1cm" svg:x="9.25cm" svg:y="7.75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cm" svg:height="1cm" svg:x="7cm" svg:y="16.7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cm" svg:height="1cm" svg:x="17.5cm" svg:y="10.75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.25cm" svg:y1="8.25cm" svg:x2="7.5cm" svg:y2="16.75cm" draw:start-shape="id1" draw:start-glue-point="6" draw:end-shape="id2" draw:end-glue-point="4" svg:d="M9250 8250c-1167 0-1750 2833-1750 8500" svg:viewBox="0 0 1751 8501">
          <text:p/>
        </draw:connector>
        <draw:custom-shape draw:style-name="gr3" draw:text-style-name="P5" xml:id="id3" draw:id="id3" draw:layer="layout" svg:width="2.25cm" svg:height="1cm" svg:x="12.5cm" svg:y="5.5cm">
          <text:p text:style-name="P4"><text:span text:style-name="T1">Led 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curve" svg:x1="10.104cm" svg:y1="7.896cm" svg:x2="13.625cm" svg:y2="5.5cm" draw:start-shape="id1" draw:start-glue-point="11" draw:end-shape="id3" draw:end-glue-point="0" svg:d="M10104 7896c0-4345 3521-3147 3521-2396" svg:viewBox="0 0 3522 3138">
          <text:p/>
        </draw:connector>
        <draw:connector draw:style-name="gr5" draw:text-style-name="P3" draw:layer="layout" draw:type="curve" svg:x1="18.354cm" svg:y1="10.896cm" svg:x2="18.354cm" svg:y2="11.604cm" draw:start-shape="id4" draw:start-glue-point="11" draw:end-shape="id4" draw:end-glue-point="9" svg:d="M18354 10896c972 0 972 708 0 708" svg:viewBox="0 0 730 709">
          <text:p text:style-name="P1"><text:span text:style-name="T2">&gt;</text:span></text:p>
        </draw:connector>
        <draw:connector draw:style-name="gr6" draw:text-style-name="P3" draw:layer="layout" draw:type="curve" svg:x1="17.646cm" svg:y1="10.896cm" svg:x2="17.646cm" svg:y2="11.604cm" draw:start-shape="id4" draw:start-glue-point="5" draw:end-shape="id4" draw:end-glue-point="7" svg:d="M17646 10896c-970 0-970 708 0 708" svg:viewBox="0 0 728 709">
          <text:p text:style-name="P1"><text:span text:style-name="T2">&lt;</text:span></text:p>
        </draw:connector>
        <draw:frame draw:style-name="gr7" draw:text-style-name="P7" draw:layer="layout" svg:width="1.5cm" svg:height="0.75cm" svg:x="19cm" svg:y="11.5cm">
          <draw:text-box>
            <text:p><text:span text:style-name="T1">day++</text:span></text:p>
          </draw:text-box>
        </draw:frame>
        <draw:frame draw:style-name="gr7" draw:text-style-name="P7" draw:layer="layout" svg:width="1.5cm" svg:height="0.75cm" svg:x="16.25cm" svg:y="11.5cm">
          <draw:text-box>
            <text:p><text:span text:style-name="T1">day--</text:span></text:p>
          </draw:text-box>
        </draw:frame>
        <draw:connector draw:style-name="gr8" draw:text-style-name="P8" draw:layer="layout" draw:type="curve" svg:x1="14.75cm" svg:y1="6cm" svg:x2="10.25cm" svg:y2="8.25cm" draw:start-shape="id3" draw:start-glue-point="1" draw:end-shape="id1" draw:end-glue-point="10" svg:d="M14750 6000c751 0 3001 2250-4500 2250" svg:viewBox="0 0 5407 2251">
          <text:p/>
        </draw:connector>
        <draw:custom-shape draw:style-name="gr1" draw:text-style-name="P2" xml:id="id5" draw:id="id5" draw:layer="layout" svg:width="1cm" svg:height="1cm" svg:x="6.831cm" svg:y="19.25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12.25cm" svg:y="1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cm" svg:height="1cm" svg:x="13.169cm" svg:y="21.75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6" draw:id="id6" draw:layer="layout" svg:width="2.25cm" svg:height="2.75cm" svg:x="2.25cm" svg:y="17cm">
          <text:p text:style-name="P4"><text:span text:style-name="T1">Selezione, salva e torna a Main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type="curve" svg:x1="7.685cm" svg:y1="19.396cm" svg:x2="7.685cm" svg:y2="20.104cm" draw:start-shape="id5" draw:start-glue-point="11" draw:end-shape="id5" draw:end-glue-point="9" svg:d="M7685 19396c972 0 972 708 0 708" svg:viewBox="0 0 730 709">
          <text:p text:style-name="P1"><text:span text:style-name="T2">&gt;</text:span></text:p>
        </draw:connector>
        <draw:connector draw:style-name="gr11" draw:text-style-name="P3" draw:layer="layout" draw:type="curve" svg:x1="6.977cm" svg:y1="19.396cm" svg:x2="6.977cm" svg:y2="20.104cm" draw:start-shape="id5" draw:start-glue-point="5" draw:end-shape="id5" draw:end-glue-point="7" svg:d="M6977 19396c-970 0-970 708 0 708" svg:viewBox="0 0 728 709">
          <text:p text:style-name="P1"><text:span text:style-name="T2">&lt;</text:span></text:p>
        </draw:connector>
        <draw:frame draw:style-name="gr7" draw:text-style-name="P7" draw:layer="layout" svg:width="1.5cm" svg:height="0.75cm" svg:x="5.25cm" svg:y="19.5cm">
          <draw:text-box>
            <text:p><text:span text:style-name="T1">idx--</text:span></text:p>
          </draw:text-box>
        </draw:frame>
        <draw:frame draw:style-name="gr7" draw:text-style-name="P7" draw:layer="layout" svg:width="1.5cm" svg:height="0.75cm" svg:x="8.25cm" svg:y="19.5cm">
          <draw:text-box>
            <text:p><text:span text:style-name="T1">idx++</text:span></text:p>
          </draw:text-box>
        </draw:frame>
        <draw:connector draw:style-name="gr12" draw:text-style-name="P6" draw:layer="layout" draw:type="curve" svg:x1="7.5cm" svg:y1="17.75cm" svg:x2="7.331cm" svg:y2="19.25cm" draw:start-shape="id2" draw:start-glue-point="8" draw:end-shape="id5" draw:end-glue-point="4" svg:d="M7500 17750c0 1126-169 377-169 1500" svg:viewBox="0 0 170 1501">
          <text:p text:style-name="P1"><text:span text:style-name="T3">OK</text:span></text:p>
        </draw:connector>
        <draw:connector draw:style-name="gr12" draw:text-style-name="P6" draw:layer="layout" draw:type="curve" svg:x1="7.331cm" svg:y1="20.25cm" svg:x2="3.375cm" svg:y2="19.75cm" draw:start-shape="id5" draw:start-glue-point="8" draw:end-shape="id6" svg:d="M7331 20250c0 753-3956 1003-3956-500" svg:viewBox="0 0 3957 1100">
          <text:p text:style-name="P1"><text:span text:style-name="T3"/></text:p>
        </draw:connector>
        <draw:connector draw:style-name="gr13" draw:text-style-name="P8" draw:layer="layout" draw:type="curve" draw:line-skew="0.079cm" svg:x1="2.25cm" svg:y1="18.375cm" svg:x2="9.396cm" svg:y2="7.896cm" draw:start-shape="id6" draw:start-glue-point="3" draw:end-shape="id1" draw:end-glue-point="5" svg:d="M2250 18375c-633 0-4206-10479 7146-10479" svg:viewBox="0 0 8177 10480">
          <text:p/>
        </draw:connector>
        <draw:connector draw:style-name="gr12" draw:text-style-name="P6" draw:layer="layout" draw:type="curve" svg:x1="12.75cm" svg:y1="12cm" svg:x2="18cm" svg:y2="11.75cm" draw:start-shape="id7" draw:start-glue-point="8" draw:end-shape="id4" draw:end-glue-point="8" svg:d="M12750 12000c0 753 5250 878 5250-250" svg:viewBox="0 0 5251 832">
          <text:p text:style-name="P1"><text:span text:style-name="T3">OK</text:span></text:p>
        </draw:connector>
        <draw:connector draw:style-name="gr11" draw:text-style-name="P3" draw:layer="layout" draw:type="curve" svg:x1="12.396cm" svg:y1="11.146cm" svg:x2="12.396cm" svg:y2="11.854cm" draw:start-shape="id7" draw:start-glue-point="5" draw:end-shape="id7" draw:end-glue-point="7" svg:d="M12396 11146c-970 0-970 708 0 708" svg:viewBox="0 0 728 709">
          <text:p text:style-name="P1"><text:span text:style-name="T2">&lt;</text:span></text:p>
        </draw:connector>
        <draw:connector draw:style-name="gr10" draw:text-style-name="P3" draw:layer="layout" draw:type="curve" svg:x1="13.104cm" svg:y1="11.146cm" svg:x2="13.104cm" svg:y2="11.854cm" draw:start-shape="id7" draw:start-glue-point="11" draw:end-shape="id7" draw:end-glue-point="9" svg:d="M13104 11146c972 0 972 708 0 708" svg:viewBox="0 0 730 709">
          <text:p text:style-name="P1"><text:span text:style-name="T2">&gt;</text:span></text:p>
        </draw:connector>
        <draw:connector draw:style-name="gr14" draw:text-style-name="P3" draw:layer="layout" draw:type="curve" svg:x1="13.316cm" svg:y1="22.605cm" svg:x2="13.419cm" svg:y2="25.5cm" draw:start-shape="id8" draw:start-glue-point="7" draw:end-shape="id9" draw:end-glue-point="6" svg:d="M13316 22605c-970 0-1022 2895 103 2895" svg:viewBox="0 0 838 2896">
          <text:p/>
        </draw:connector>
        <draw:connector draw:style-name="gr4" draw:text-style-name="P6" draw:layer="layout" draw:type="curve" svg:x1="13.316cm" svg:y1="21.897cm" svg:x2="9.396cm" svg:y2="8.604cm" draw:start-shape="id8" draw:start-glue-point="5" draw:end-shape="id1" draw:end-glue-point="7" svg:d="M13316 21897c0-9969-3920-3323-3920-13293" svg:viewBox="0 0 3921 13294">
          <text:p/>
        </draw:connector>
        <draw:frame draw:style-name="gr7" draw:text-style-name="P7" draw:layer="layout" svg:width="1.5cm" svg:height="0.75cm" svg:x="13.5cm" svg:y="11cm">
          <draw:text-box>
            <text:p><text:span text:style-name="T1">day++</text:span></text:p>
          </draw:text-box>
        </draw:frame>
        <draw:frame draw:style-name="gr7" draw:text-style-name="P7" draw:layer="layout" svg:width="1.5cm" svg:height="0.75cm" svg:x="10.5cm" svg:y="11cm">
          <draw:text-box>
            <text:p><text:span text:style-name="T1">day--</text:span></text:p>
          </draw:text-box>
        </draw:frame>
        <draw:connector draw:style-name="gr15" draw:text-style-name="P8" draw:layer="layout" draw:type="curve" svg:x1="10.104cm" svg:y1="8.604cm" svg:x2="12.75cm" svg:y2="11cm" draw:start-shape="id1" draw:start-glue-point="9" draw:end-shape="id7" draw:end-glue-point="4" svg:d="M10104 8604c0 1908 2646 710 2646 2396" svg:viewBox="0 0 2647 2397">
          <text:p/>
        </draw:connector>
        <draw:connector draw:style-name="gr16" draw:text-style-name="P8" draw:layer="layout" draw:type="curve" draw:line-skew="-1.315cm" svg:x1="7cm" svg:y1="17.25cm" svg:x2="9.25cm" svg:y2="8.25cm" draw:start-shape="id2" draw:start-glue-point="6" draw:end-shape="id1" draw:end-glue-point="6" svg:d="M7000 17250c-2724 0-3849-9000 2250-9000" svg:viewBox="0 0 4448 9001">
          <text:p/>
        </draw:connector>
        <draw:connector draw:style-name="gr17" draw:text-style-name="P8" draw:layer="layout" draw:type="curve" svg:x1="8cm" svg:y1="17.25cm" svg:x2="13.17cm" svg:y2="22.251cm" draw:start-shape="id2" draw:start-glue-point="10" draw:end-shape="id8" draw:end-glue-point="6" svg:d="M8000 17250c3879 0 1294 5001 5170 5001" svg:viewBox="0 0 5171 5002">
          <text:p/>
        </draw:connector>
        <draw:custom-shape draw:style-name="gr1" draw:text-style-name="P2" xml:id="id9" draw:id="id9" draw:layer="layout" svg:width="1cm" svg:height="1cm" svg:x="13.419cm" svg:y="25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curve" svg:x1="14.419cm" svg:y1="25.5cm" svg:x2="14.023cm" svg:y2="22.604cm" draw:start-shape="id9" draw:start-glue-point="10" draw:end-shape="id10" draw:end-glue-point="9" svg:d="M14419 25500c753 0 951-2896-396-2896" svg:viewBox="0 0 988 2897">
          <text:p/>
        </draw:connector>
        <draw:custom-shape draw:style-name="gr1" draw:text-style-name="P2" draw:layer="layout" svg:width="1cm" svg:height="1cm" svg:x="13.17cm" svg:y="21.75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13.17cm" svg:y="21.75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1.419cm" svg:height="0.962cm" svg:x="15cm" svg:y="10.038cm">
          <draw:text-box>
            <text:p text:style-name="P9"><text:span text:style-name="T2">OK</text:span></text:p>
          </draw:text-box>
        </draw:frame>
        <draw:frame draw:style-name="gr20" draw:text-style-name="P10" draw:layer="layout" svg:width="1.42cm" svg:height="0.962cm" svg:x="11.83cm" svg:y="23.485cm">
          <draw:text-box>
            <text:p text:style-name="P9"><text:span text:style-name="T2">&lt; &gt;</text:span></text:p>
          </draw:text-box>
        </draw:frame>
        <draw:frame draw:style-name="gr21" draw:text-style-name="P10" draw:layer="layout" svg:width="1.419cm" svg:height="0.962cm" svg:x="12.5cm" svg:y="20.538cm">
          <draw:text-box>
            <text:p text:style-name="P9"><text:span text:style-name="T2">OK</text:span></text:p>
          </draw:text-box>
        </draw:frame>
        <draw:frame draw:style-name="gr22" draw:text-style-name="P10" draw:layer="layout" svg:width="3.15cm" svg:height="0.962cm" svg:x="15.1cm" svg:y="8.538cm">
          <draw:text-box>
            <text:p text:style-name="P9"><text:span text:style-name="T2">&lt; lungo</text:span></text:p>
          </draw:text-box>
        </draw:frame>
        <draw:frame draw:style-name="gr23" draw:text-style-name="P10" draw:layer="layout" svg:width="1.42cm" svg:height="0.962cm" svg:x="14.249cm" svg:y="23.5cm">
          <draw:text-box>
            <text:p text:style-name="P9"><text:span text:style-name="T2">&lt; &gt;</text:span></text:p>
          </draw:text-box>
        </draw:frame>
        <draw:frame draw:style-name="gr24" draw:text-style-name="P10" draw:layer="layout" svg:width="0.873cm" svg:height="0.962cm" svg:x="6cm" svg:y="16.5cm">
          <draw:text-box>
            <text:p text:style-name="P9"><text:span text:style-name="T2">&lt;</text:span></text:p>
          </draw:text-box>
        </draw:frame>
        <draw:frame draw:style-name="gr25" draw:text-style-name="P10" draw:layer="layout" svg:width="0.873cm" svg:height="0.962cm" svg:x="8.581cm" svg:y="16.75cm">
          <draw:text-box>
            <text:p text:style-name="P9"><text:span text:style-name="T2">&gt;</text:span></text:p>
          </draw:text-box>
        </draw:frame>
        <draw:frame draw:style-name="gr26" draw:text-style-name="P10" draw:layer="layout" svg:width="0.873cm" svg:height="0.962cm" svg:x="7.877cm" svg:y="8.75cm">
          <draw:text-box>
            <text:p text:style-name="P9"><text:span text:style-name="T2">&lt;</text:span></text:p>
          </draw:text-box>
        </draw:frame>
        <draw:frame draw:style-name="gr27" draw:text-style-name="P10" draw:layer="layout" svg:width="0.873cm" svg:height="0.962cm" svg:x="10.377cm" svg:y="8.538cm">
          <draw:text-box>
            <text:p text:style-name="P9"><text:span text:style-name="T2">&gt;</text:span></text:p>
          </draw:text-box>
        </draw:frame>
        <draw:frame draw:style-name="gr28" draw:text-style-name="P10" draw:layer="layout" svg:width="1.419cm" svg:height="0.962cm" svg:x="10.831cm" svg:y="4.788cm">
          <draw:text-box>
            <text:p text:style-name="P9"><text:span text:style-name="T2">OK</text:span></text:p>
          </draw:text-box>
        </draw:frame>
        <draw:custom-shape draw:style-name="gr29" draw:text-style-name="P5" xml:id="id12" draw:id="id12" draw:layer="layout" svg:width="2.75cm" svg:height="1cm" svg:x="2cm" svg:y="1.5cm">
          <text:p text:style-name="P4"><text:span text:style-name="T1">Reset WiFi (tipo=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0" draw:layer="layout" svg:width="3.15cm" svg:height="1.673cm" svg:x="8.35cm" svg:y="3.827cm">
          <draw:text-box>
            <text:p text:style-name="P9"><text:span text:style-name="T2">OK o &lt; lungo</text:span></text:p>
          </draw:text-box>
        </draw:frame>
        <draw:connector draw:style-name="gr31" draw:text-style-name="P8" draw:layer="layout" draw:type="curve" svg:x1="18cm" svg:y1="10.75cm" svg:x2="13.104cm" svg:y2="11.146cm" draw:start-shape="id4" draw:start-glue-point="4" draw:end-shape="id7" draw:end-glue-point="11" svg:d="M18000 10750c0-751-4896-949-4896 396" svg:viewBox="0 0 4897 987">
          <text:p/>
        </draw:connector>
        <draw:connector draw:style-name="gr32" draw:text-style-name="P8" draw:layer="layout" draw:type="curve" svg:x1="18.354cm" svg:y1="10.896cm" svg:x2="10.25cm" svg:y2="8.25cm" draw:start-shape="id4" draw:start-glue-point="11" draw:end-shape="id1" draw:end-glue-point="10" svg:d="M18354 10896c0-1764-2701-2646-8104-2646" svg:viewBox="0 0 8105 2647">
          <text:p/>
        </draw:connector>
        <draw:custom-shape draw:style-name="gr1" draw:text-style-name="P2" xml:id="id11" draw:id="id11" draw:layer="layout" svg:width="1cm" svg:height="1cm" svg:x="7.5cm" svg:y="3.7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8" draw:layer="layout" draw:type="curve" svg:x1="10.104cm" svg:y1="7.896cm" svg:x2="8.354cm" svg:y2="3.896cm" draw:start-shape="id1" draw:start-glue-point="11" draw:end-shape="id11" draw:end-glue-point="11" svg:d="M10104 7896c0-2667-583-4000-1750-4000" svg:viewBox="0 0 1751 4001">
          <text:p/>
        </draw:connector>
        <draw:connector draw:style-name="gr34" draw:text-style-name="P8" draw:layer="layout" draw:type="curve" svg:x1="8cm" svg:y1="3.75cm" svg:x2="4.75cm" svg:y2="2cm" draw:start-shape="id11" draw:start-glue-point="4" draw:end-shape="id12" draw:end-glue-point="1" svg:d="M8000 3750c0-1167-1083-1750-3250-1750" svg:viewBox="0 0 3251 1751">
          <text:p/>
        </draw:connector>
        <draw:connector draw:style-name="gr35" draw:text-style-name="P8" draw:layer="layout" draw:type="curve" draw:line-skew="0.749cm" svg:x1="7.646cm" svg:y1="4.604cm" svg:x2="9.396cm" svg:y2="7.896cm" draw:start-shape="id11" draw:start-glue-point="7" draw:end-shape="id1" draw:end-glue-point="5" svg:d="M7646 4604c0 3594 1750 1948 1750 3292" svg:viewBox="0 0 1751 3293">
          <text:p/>
        </draw:connector>
        <draw:frame draw:style-name="gr36" draw:text-style-name="P10" draw:layer="layout" svg:width="1.5cm" svg:height="1cm" svg:x="6.25cm" svg:y="6cm">
          <draw:text-box>
            <text:p text:style-name="P9"><text:span text:style-name="T2">NO</text:span></text:p>
          </draw:text-box>
        </draw:frame>
        <draw:frame draw:style-name="gr37" draw:text-style-name="P10" draw:layer="layout" svg:width="1.5cm" svg:height="1cm" svg:x="6cm" svg:y="2.5cm">
          <draw:text-box>
            <text:p text:style-name="P9"><text:span text:style-name="T2">SI</text:span></text:p>
          </draw:text-box>
        </draw:frame>
        <draw:custom-shape draw:style-name="gr29" draw:text-style-name="P5" xml:id="id13" draw:id="id13" draw:layer="layout" svg:width="2.75cm" svg:height="1cm" svg:x="2cm" svg:y="2.75cm">
          <text:p text:style-name="P4"><text:span text:style-name="T1">Riavvio ESP (tipo=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8" draw:layer="layout" draw:type="curve" svg:x1="7.646cm" svg:y1="3.896cm" svg:x2="4.75cm" svg:y2="3.25cm" draw:start-shape="id11" draw:start-glue-point="5" draw:end-shape="id13" draw:end-glue-point="1" svg:d="M7646 3896c-2281 0-834-646-2896-646" svg:viewBox="0 0 2897 647">
          <text:p/>
        </draw:connector>
        <draw:frame draw:style-name="gr39" draw:text-style-name="P10" draw:layer="layout" svg:width="3.796cm" svg:height="0.962cm" svg:x="6.5cm" svg:y="22.288cm">
          <draw:text-box>
            <text:p text:style-name="P9"><text:span text:style-name="T2">OK lungo</text:span></text:p>
          </draw:text-box>
        </draw:frame>
        <draw:frame draw:style-name="gr40" draw:text-style-name="P10" draw:layer="layout" svg:width="1.546cm" svg:height="0.962cm" svg:x="3.454cm" svg:y="20.288cm">
          <draw:text-box>
            <text:p text:style-name="P9"><text:span text:style-name="T2">OK</text:span></text:p>
          </draw:text-box>
        </draw:frame>
        <draw:frame draw:style-name="gr41" draw:text-style-name="P10" draw:layer="layout" svg:width="2.796cm" svg:height="0.962cm" svg:x="3cm" svg:y="22.5cm">
          <draw:text-box>
            <text:p text:style-name="P9"><text:span text:style-name="T2">&gt; lungo</text:span></text:p>
          </draw:text-box>
        </draw:frame>
        <draw:frame draw:style-name="gr42" draw:text-style-name="P10" draw:layer="layout" svg:width="2.796cm" svg:height="0.962cm" svg:x="2cm" svg:y="14.75cm">
          <draw:text-box>
            <text:p text:style-name="P9"><text:span text:style-name="T2">&lt; lungo</text:span></text:p>
          </draw:text-box>
        </draw:frame>
        <draw:connector draw:style-name="gr43" draw:text-style-name="P8" draw:layer="layout" draw:type="curve" draw:line-skew="-2.492cm -0.672cm" svg:x1="6.977cm" svg:y1="20.104cm" svg:x2="9.75cm" svg:y2="7.75cm" draw:start-shape="id5" draw:start-glue-point="7" draw:end-shape="id1" draw:end-glue-point="4" svg:d="M6977 20104c-4708 0-3924-6764-2054-10292s4827-3821 4827-2062" svg:viewBox="0 0 6291 13407">
          <text:p/>
        </draw:connector>
        <draw:custom-shape draw:style-name="gr44" draw:text-style-name="P5" xml:id="id15" draw:id="id15" draw:layer="layout" svg:width="2.25cm" svg:height="2cm" svg:x="7cm" svg:y="24.25cm">
          <text:p text:style-name="P4"><text:span text:style-name="T1">Cambia stato a ciclo continuo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xml:id="id14" draw:id="id14" draw:layer="layout" svg:width="2.25cm" svg:height="2cm" svg:x="2.5cm" svg:y="24.25cm">
          <text:p text:style-name="P4"><text:span text:style-name="T1">Cambia stato a timer attivo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8" draw:layer="layout" draw:type="curve" svg:x1="7.331cm" svg:y1="20.25cm" svg:x2="3.625cm" svg:y2="24.25cm" draw:start-shape="id5" draw:start-glue-point="8" draw:end-shape="id14" draw:end-glue-point="0" svg:d="M7331 20250c0 3001-3706 1002-3706 4000" svg:viewBox="0 0 3707 4001">
          <text:p/>
        </draw:connector>
        <draw:connector draw:style-name="gr46" draw:text-style-name="P8" draw:layer="layout" draw:type="curve" svg:x1="7.331cm" svg:y1="20.25cm" svg:x2="8.125cm" svg:y2="24.25cm" draw:start-shape="id5" draw:start-glue-point="8" draw:end-shape="id15" draw:end-glue-point="0" svg:d="M7331 20250c0 3001 794 1002 794 4000" svg:viewBox="0 0 795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07:44:26.965000000</meta:creation-date>
    <dc:date>2025-08-23T08:56:43.985815000</dc:date>
    <meta:editing-duration>PT1H7M14S</meta:editing-duration>
    <meta:editing-cycles>12</meta:editing-cycles>
    <meta:generator>LibreOffice/25.2.1.2$MacOSX_X86_64 LibreOffice_project/d3abf4aee5fd705e4a92bba33a32f40bc4e56f49</meta:generator>
    <meta:document-statistic meta:object-count="67"/>
  </office:meta>
</office:document-meta>
</file>